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ndalus" fo:font-size="48pt" style:font-size-asian="48pt" style:font-size-complex="48pt"/>
    </style:style>
    <style:style style:name="P2" style:family="paragraph" style:parent-style-name="Standard">
      <style:paragraph-properties fo:text-align="end" style:justify-single-word="false"/>
      <style:text-properties style:font-name="Andalus" fo:font-size="12pt" style:font-size-asian="12pt" style:font-size-complex="12pt"/>
    </style:style>
    <style:style style:name="P3" style:family="paragraph" style:parent-style-name="Standard">
      <style:paragraph-properties fo:text-align="start" style:justify-single-word="false"/>
      <style:text-properties style:font-name="Andalus" fo:font-size="13pt" style:font-size-asian="13pt" style:font-size-complex="13pt"/>
    </style:style>
    <style:style style:name="P4" style:family="paragraph" style:parent-style-name="Standard">
      <style:paragraph-properties fo:text-align="center" style:justify-single-word="false"/>
      <style:text-properties style:font-name="Andalus" fo:font-size="36pt" style:font-size-asian="36pt" style:font-size-complex="36pt"/>
    </style:style>
    <style:style style:name="T1" style:family="text">
      <style:text-properties fo:font-size="15pt" style:font-size-asian="15pt" style:font-size-complex="15pt"/>
    </style:style>
    <style:style style:name="T2" style:family="text">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sadora White</text:p>
      <text:p text:style-name="P2">Persuasive Speech</text:p>
      <text:p text:style-name="P2">1/31/13</text:p>
      <text:p text:style-name="P2">Period; 6</text:p>
      <text:p text:style-name="P4">Persuasive Speech from Perspective of Garvey</text:p>
      <text:p text:style-name="P4"/>
      <text:p text:style-name="P1"><text:span text:style-name="T1"><text:tab/></text:span><text:span text:style-name="T2">Cole is violent and deserves to go to jail. However, he can and has turned a corner. He told me that he could change. He told me that he truly with all his heart wanted to change. He went through traumatic events while he was at the island. These events may have changed Cole in ways you might not expect. He deserves a second chance. I think it is time we give him that chance.</text:span></text:p>
      <text:p text:style-name="P3"><text:tab/>On the one hand you have jail. It has been proven that jail will either harden a person or do nothing at all. After most criminals get out of jail they are even more likely to commit crimes. Jail is harsh and disrupts your psychology. Jail is not the right option, I know that from personal experience. On the other hand we have Restorative Justice. The Principles of Restorative Justice<text:note text:id="ftn1" text:note-class="footnote"><text:note-citation>1</text:note-citation><text:note-body><text:p text:style-name="Footnote">“What is Restorative Justice?” <text:a xlink:type="simple" xlink:href="http://www.restorativejustice.org/university-classroom/01introduction">http://www.restorativejustice.org/university-classroom/01introduction</text:a> “Introduction to Restorative Justice Class at RJ College.”</text:p></text:note-body></text:note> <text:s text:c="2"/>1. Justice requires that we work to restore those who have been injured. <text:s/>(Cole could help Peter heal from his injuries.) <text:s/>2. Those who are victim to a crime may participate as well. (Peter may participate in the Circle Justice meetings.) <text:s text:c="2"/>3. Restorative Justice requires that we work to preserve a just public order. <text:s/>Cole can use Restorative Justice to heal and heal the Community of the damage he has done. This can only be done if he truly wants to. Restorative Justice is hard but it is worth it. Restorative Justice is the right course of action.</text:p>
      <text:p text:style-name="P3"><text:tab/>I suggest that we make Cole do Community Service at a hospital so he can help people heal and help himself heal, or he could be sent back to the island and learn to cope on his own and help him heal himself. It will make Cole a better person and will heal the Community. I believe he can change and you should too. He deserves one more ch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1-28T08:53:48.55</meta:creation-date>
    <dc:date>2013-02-17T15:56:31.31</dc:date>
    <dc:creator>Isadora White</dc:creator>
    <meta:editing-duration>P12DT6M15S</meta:editing-duration>
    <meta:editing-cycles>7</meta:editing-cycles>
    <meta:generator>OpenOffice.org/3.3$Win32 OpenOffice.org_project/330m20$Build-9567</meta:generator>
    <meta:printed-by>Isadora White</meta:printed-by>
    <meta:print-date>2013-02-10T12:46:16.63</meta:print-date>
    <meta:document-statistic meta:table-count="0" meta:image-count="0" meta:object-count="0" meta:page-count="1" meta:paragraph-count="9" meta:word-count="341" meta:character-count="1917"/>
  </office:meta>
</office:document-meta>
</file>